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939622B5434964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text-properties officeooo:rsid="003ab798" officeooo:paragraph-rsid="003ab798"/>
    </style:style>
    <style:style style:name="P14" style:family="paragraph" style:parent-style-name="Standard">
      <style:text-properties officeooo:rsid="003ddb3f" officeooo:paragraph-rsid="003ddb3f"/>
    </style:style>
    <style:style style:name="P15" style:family="paragraph" style:parent-style-name="Standard">
      <style:text-properties officeooo:rsid="003ddb3f" officeooo:paragraph-rsid="00479acd"/>
    </style:style>
    <style:style style:name="P16" style:family="paragraph" style:parent-style-name="Standard">
      <style:text-properties officeooo:rsid="0044d352" officeooo:paragraph-rsid="003ddb3f"/>
    </style:style>
    <style:style style:name="P17" style:family="paragraph" style:parent-style-name="Standard">
      <style:text-properties officeooo:rsid="004e7cf9" officeooo:paragraph-rsid="004e7cf9"/>
    </style:style>
    <style:style style:name="P18" style:family="paragraph" style:parent-style-name="Standard">
      <style:text-properties officeooo:rsid="005775fe" officeooo:paragraph-rsid="005775fe"/>
    </style:style>
    <style:style style:name="P19" style:family="paragraph" style:parent-style-name="Standard">
      <style:text-properties officeooo:rsid="0057ad9e" officeooo:paragraph-rsid="0057ad9e"/>
    </style:style>
    <style:style style:name="P20" style:family="paragraph" style:parent-style-name="Standard">
      <style:text-properties officeooo:rsid="0057ad9e" officeooo:paragraph-rsid="005775fe"/>
    </style:style>
    <style:style style:name="P2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23" style:family="paragraph" style:parent-style-name="Preformatted_20_Text">
      <style:text-properties officeooo:rsid="00479acd" officeooo:paragraph-rsid="003ddb3f"/>
    </style:style>
    <style:style style:name="P24" style:family="paragraph" style:parent-style-name="Standard" style:list-style-name="L2">
      <style:text-properties officeooo:rsid="001ec22d" officeooo:paragraph-rsid="001ec22d"/>
    </style:style>
    <style:style style:name="P25" style:family="paragraph" style:parent-style-name="Standard">
      <style:text-properties officeooo:rsid="0057ad9e" officeooo:paragraph-rsid="0057ad9e"/>
    </style:style>
    <style:style style:name="P26" style:family="paragraph" style:parent-style-name="Standard">
      <style:text-properties officeooo:rsid="005e9c1c" officeooo:paragraph-rsid="005e9c1c"/>
    </style:style>
    <style:style style:name="P27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4bb52"/>
    </style:style>
    <style:style style:name="P28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ec22d"/>
    </style:style>
    <style:style style:name="P29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48f8fe" style:font-size-asian="12pt" style:font-size-complex="12pt"/>
    </style:style>
    <style:style style:name="T26" style:family="text">
      <style:text-properties style:font-name="Liberation Serif" fo:font-size="12pt" officeooo:rsid="004ab64d" style:font-size-asian="12pt" style:font-size-complex="12pt"/>
    </style:style>
    <style:style style:name="T27" style:family="text">
      <style:text-properties style:font-name="Liberation Serif" fo:font-size="12pt" officeooo:rsid="004c8f4d" style:font-size-asian="12pt" style:font-size-complex="12pt"/>
    </style:style>
    <style:style style:name="T28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T29" style:family="text">
      <style:text-properties officeooo:rsid="003f8cf7"/>
    </style:style>
    <style:style style:name="T30" style:family="text">
      <style:text-properties officeooo:rsid="004182e3"/>
    </style:style>
    <style:style style:name="T31" style:family="text">
      <style:text-properties officeooo:rsid="00427c5e"/>
    </style:style>
    <style:style style:name="T32" style:family="text">
      <style:text-properties officeooo:rsid="0044d352"/>
    </style:style>
    <style:style style:name="T33" style:family="text">
      <style:text-properties officeooo:rsid="00479acd"/>
    </style:style>
    <style:style style:name="T34" style:family="text">
      <style:text-properties fo:font-weight="bold" officeooo:rsid="00479acd" style:font-weight-asian="bold" style:font-weight-complex="bold"/>
    </style:style>
    <style:style style:name="T35" style:family="text">
      <style:text-properties fo:font-weight="bold" officeooo:rsid="0044d352" style:font-weight-asian="bold" style:font-weight-complex="bold"/>
    </style:style>
    <style:style style:name="T36" style:family="text">
      <style:text-properties officeooo:rsid="004fa42d"/>
    </style:style>
    <style:style style:name="T37" style:family="text">
      <style:text-properties officeooo:rsid="0051f51d"/>
    </style:style>
    <style:style style:name="T38" style:family="text">
      <style:text-properties officeooo:rsid="0053de70"/>
    </style:style>
    <style:style style:name="T39" style:family="text">
      <style:text-properties officeooo:rsid="00557a70"/>
    </style:style>
    <style:style style:name="T40" style:family="text">
      <style:text-properties officeooo:rsid="0055c18a"/>
    </style:style>
    <style:style style:name="T41" style:family="text">
      <style:text-properties officeooo:rsid="0057ad9e"/>
    </style:style>
    <style:style style:name="T42" style:family="text">
      <style:text-properties officeooo:rsid="005e9c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TITLE</text:p>
      <text:p text:style-name="P22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4251756559" text:style-name="L1">
        <text:list-item>
          <text:p text:style-name="P27">windows 10</text:p>
        </text:list-item>
        <text:list-item>
          <text:p text:style-name="P28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2808509171" text:style-name="L2">
        <text:list-item>
          <text:p text:style-name="P24">windows 10</text:p>
        </text:list-item>
        <text:list-item>
          <text:p text:style-name="P24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10.746cm" svg:height="6.969cm" draw:z-index="0"><draw:image xlink:href="Pictures/1000020100000294000001AC939622B5434964A3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3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1239078453" text:style-name="L3">
        <text:list-header>
          <text:p text:style-name="P29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4">11. conditional logic</text:p>
      <text:p text:style-name="P14"><text:tab/>indentation in if statement<text:span text:style-name="T29">s</text:span> is 4 spaces</text:p>
      <text:p text:style-name="P14"><text:tab/><text:span text:style-name="T29">== equal to</text:span></text:p>
      <text:p text:style-name="P14"><text:tab/>!<text:span text:style-name="T29">= not equal to</text:span></text:p>
      <text:p text:style-name="P14"><text:tab/><text:span text:style-name="T32">|</text:span><text:span text:style-name="T29">if something:</text:span></text:p>
      <text:p text:style-name="P14"><text:tab/><text:span text:style-name="T32">|</text:span><text:tab/><text:span text:style-name="T29">do this </text:span><text:span text:style-name="T30">thing</text:span></text:p>
      <text:p text:style-name="P14"><text:tab/><text:span text:style-name="T32">|</text:span><text:span text:style-name="T29">else:</text:span></text:p>
      <text:p text:style-name="P14"><text:tab/><text:span text:style-name="T32">|</text:span><text:tab/><text:span text:style-name="T29">do this other thing</text:span></text:p>
      <text:p text:style-name="P14"><text:tab/><text:span text:style-name="T32">|</text:span><text:span text:style-name="T31">be careful when comparing strings</text:span></text:p>
      <text:p text:style-name="P14"><text:tab/><text:span text:style-name="T32">use elif, to check if one condition is true if not, pass to the other</text:span></text:p>
      <text:p text:style-name="P14"><text:tab/><text:span text:style-name="T32">add else statement for anything else that’s not inside the elif</text:span></text:p>
      <text:p text:style-name="P14"><text:tab/><text:span text:style-name="T32">if condition1 == “yes” </text:span><text:span text:style-name="T35">or</text:span><text:span text:style-name="T32"> condition2 == “no” #if any of them is true</text:span></text:p>
      <text:p text:style-name="P14"><text:tab/><text:tab/><text:span text:style-name="T32">do this</text:span></text:p>
      <text:p text:style-name="P15"><text:tab/><text:span text:style-name="T32">if condition1 == “yes” </text:span><text:span text:style-name="T34">and</text:span><text:span text:style-name="T32"> condition2 == “no” #</text:span><text:span text:style-name="T33">both of them have to be true</text:span></text:p>
      <text:p text:style-name="P15"><text:tab/><text:tab/><text:span text:style-name="T32">do this</text:span></text:p>
      <text:p text:style-name="P23"><text:span text:style-name="Source_20_Text"><text:tab/></text:span><text:span text:style-name="Source_20_Text"><text:span text:style-name="T24">if (x &gt; 5 or x &lt; -5) and y &gt; 10: </text:span></text:span><text:span text:style-name="Source_20_Text"><text:span text:style-name="T25">#parenthesis go first</text:span></text:span></text:p>
      <text:p text:style-name="P23"><text:span text:style-name="Source_20_Text"><text:span text:style-name="T24"><text:tab/></text:span></text:span><text:span text:style-name="Source_20_Text"><text:span text:style-name="T26">it is a good idea to use parenthesis for complicated statements</text:span></text:span></text:p>
      <text:p text:style-name="P23"><text:span text:style-name="Source_20_Text"><text:span text:style-name="T26"><text:tab/>x = True ...</text:span></text:span><text:span text:style-name="Source_20_Text"><text:span text:style-name="T28">if not</text:span></text:span><text:span text:style-name="Source_20_Text"><text:span text:style-name="T26"> x: print(“it is false) #to check if a boolean variable is not True</text:span></text:span></text:p>
      <text:p text:style-name="P23"><text:span text:style-name="Source_20_Text"><text:span text:style-name="T26"><text:tab/></text:span></text:span><text:span text:style-name="Source_20_Text"><text:span text:style-name="T27">boolean variables names → is_adult … has_hair … can_jump...etc</text:span></text:span></text:p>
      <text:p text:style-name="P16"/>
      <text:p text:style-name="P17">12. Loop<text:span text:style-name="T36">s </text:span><text:span text:style-name="T42">(while loops)</text:span></text:p>
      <text:p text:style-name="P17"><text:tab/><text:span text:style-name="T37">create variables outside the body, not inside an if or while etc</text:span></text:p>
      <text:p text:style-name="P17"><text:tab/><text:span text:style-name="T38">while: keep running this code as long as this code is TRUE</text:span></text:p>
      <text:p text:style-name="P17"><text:tab/><text:span text:style-name="T39">initialize unused integers to 0 or -1<text:line-break/><text:tab/>initialize strings variables to “”</text:span></text:p>
      <text:p text:style-name="P17"><text:tab/><text:span text:style-name="T39">initialize boolean variables to False</text:span></text:p>
      <text:p text:style-name="P17"><text:tab/><text:span text:style-name="T40">initializing variables will help to use them outside the if, while, for, etc</text:span></text:p>
      <text:p text:style-name="P17"/>
      <text:p text:style-name="P17"/>
      <text:p text:style-name="P18"><text:soft-page-break/>13. working with images in python</text:p>
      <text:p text:style-name="P20"><text:tab/>images are made of pixels, each pixel can be represented as red, green, and blue (RGB)</text:p>
      <text:p text:style-name="P18"><text:tab/><text:span text:style-name="T41">values range from 0 to 255</text:span></text:p>
      <text:p text:style-name="P18"/>
      <text:p text:style-name="P19">14. Installing a python library</text:p>
      <text:p text:style-name="P19"><text:tab/>pre-built library→ python code written by others that you can use in your program</text:p>
      <text:p text:style-name="P19"><text:tab/><text:a xlink:type="simple" xlink:href="https://www.youtube.com/watch?v=tmyjalzSvPM&amp;ab_channel=OSPY" text:style-name="Internet_20_link" text:visited-style-name="Visited_20_Internet_20_Link">https://www.youtube.com/watch?v=tmyjalzSvPM&amp;ab_channel=OSPY</text:a> </text:p>
      <text:p text:style-name="P26">13. Loop (for loops)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2-23T09:30:38.226442765</dc:date>
    <meta:editing-duration>PT17H43M1S</meta:editing-duration>
    <meta:editing-cycles>48</meta:editing-cycles>
    <meta:document-statistic meta:table-count="0" meta:image-count="1" meta:object-count="0" meta:page-count="3" meta:paragraph-count="79" meta:word-count="589" meta:character-count="3626" meta:non-whitespace-character-count="3059"/>
  </office:meta>
</office:document-meta>
</file>